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6826in"/>
    </style:style>
    <style:style style:name="TableColumn3" style:family="table-column">
      <style:table-column-properties style:column-width="1.1736in"/>
    </style:style>
    <style:style style:name="TableColumn4" style:family="table-column">
      <style:table-column-properties style:column-width="1.0861in"/>
    </style:style>
    <style:style style:name="TableColumn5" style:family="table-column">
      <style:table-column-properties style:column-width="1.3305in"/>
    </style:style>
    <style:style style:name="TableColumn6" style:family="table-column">
      <style:table-column-properties style:column-width="1.075in"/>
    </style:style>
    <style:style style:name="TableColumn7" style:family="table-column">
      <style:table-column-properties style:column-width="1.2444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  <style:text-properties fo:language="it" fo:country="IT"/>
    </style:style>
    <style:style style:name="P50" style:parent-style-name="Normal" style:family="paragraph">
      <style:paragraph-properties fo:margin-bottom="0in" fo:line-height="100%"/>
      <style:text-properties fo:language="it" fo:country="IT"/>
    </style:style>
    <style:style style:name="P51" style:parent-style-name="Normal" style:family="paragraph">
      <style:paragraph-properties fo:margin-bottom="0in" fo:line-height="100%"/>
      <style:text-properties fo:language="it" fo:country="I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63" style:parent-style-name="Fuentedepárrafopredeter." style:family="text">
      <style:text-properties style:font-name="Open Sans" style:font-name-asian="Times New Roman" style:font-name-complex="Open Sans" fo:color="#051F4E" fo:letter-spacing="-0.0013in" style:letter-kerning="false" fo:font-size="12pt" style:font-size-asian="12pt" style:font-size-complex="12pt" style:language-asian="es" style:country-asian="ES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66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P67" style:parent-style-name="Normal" style:family="paragraph">
      <style:paragraph-properties fo:margin-bottom="0in" fo:line-height="100%"/>
    </style:style>
    <style:style style:name="T68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X</text:p>
          </table:table-cell>
          <table:table-cell table:style-name="TableCell26">
            <text:p text:style-name="P27">X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>X</text:p>
          </table:table-cell>
          <table:table-cell table:style-name="TableCell32">
            <text:p text:style-name="P33">X</text:p>
          </table:table-cell>
        </table:table-row>
        <table:table-row table:style-name="TableRow34">
          <table:table-cell table:style-name="TableCell35">
            <text:p text:style-name="P36">Ryan</text:p>
            <text:p text:style-name="P37"/>
          </table:table-cell>
          <table:table-cell table:style-name="TableCell38">
            <text:p text:style-name="P39">-Lo pasé con<text:s/>mi<text:s/>novia.</text:p>
            <text:p text:style-name="P40">-A mi novia y a mí nos gustaría viajar a España.</text:p>
            <text:p text:style-name="P41">-El viernes voy a salir con mis amigos.</text:p>
            <text:p text:style-name="P42">-Los padres de Jaime preparan la cena.</text:p>
            <text:p text:style-name="P43">...es entre las cinco y las ocho por/de<text:s/>la tarde.</text:p>
            <text:p text:style-name="P44">-Hoy tengo que trabajar.</text:p>
            <text:p text:style-name="P45">-Tengo una pausa/un descanso<text:s/>por el almuerzo.</text:p>
            <text:p text:style-name="P46">-Tengo una clase de español al mediodía.</text:p>
            <text:p text:style-name="P47">-No sé por qué.</text:p>
            <text:p text:style-name="P48">El lunes voy al gimnasio.</text:p>
            <text:p text:style-name="P49">-Lo paso con mi novia. = I spend time with my girlfriend.</text:p>
            <text:p text:style-name="P50"/>
            <text:p text:style-name="P51"/>
          </table:table-cell>
          <table:table-cell table:style-name="TableCell52">
            <text:p text:style-name="P53">Muy buena lectura. Lees de manera pausada, pero con muy buena pronunciación.</text:p>
          </table:table-cell>
          <table:table-cell table:style-name="TableCell54">
            <text:p text:style-name="P55">Refuerza la comprensión auditiva.</text:p>
          </table:table-cell>
          <table:table-cell table:style-name="TableCell56">
            <text:p text:style-name="P57">Muy buena pronunciación.</text:p>
          </table:table-cell>
          <table:table-cell table:style-name="TableCell58">
            <text:p text:style-name="P59">el horario = schedule, timetable</text:p>
            <text:p text:style-name="P60">cereales</text:p>
            <text:p text:style-name="P61">una tostada</text:p>
            <text:p text:style-name="P62">-<text:span text:style-name="T63"><text:s/></text:span>Te levantas = levantarse (to get up)</text:p>
            <text:p text:style-name="P64">Te despiertas = despertarse (wake up)</text:p>
            <text:p text:style-name="P65">-<text:span text:style-name="T66"><text:s/></text:span>la toalla = towel</text:p>
            <text:p text:style-name="P67">-<text:span text:style-name="T68"><text:s/></text:span>En el inviern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2T12:27:00Z</meta:creation-date>
    <dc:date>2026-01-02T15:18:00Z</dc:date>
    <meta:template xlink:href="Normal" xlink:type="simple"/>
    <meta:editing-cycles>3</meta:editing-cycles>
    <meta:editing-duration>PT5700S</meta:editing-duration>
    <meta:document-statistic meta:page-count="1" meta:paragraph-count="1" meta:word-count="126" meta:character-count="821" meta:row-count="5" meta:non-whitespace-character-count="696"/>
  </office:meta>
</office:document-meta>
</file>